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2.6591in"/>
    </style:style>
    <style:style style:name="co5" style:family="table-column">
      <style:table-column-properties fo:break-before="auto" style:column-width="3.2055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3.7634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2.84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1.1602in" fo:break-before="auto" style:use-optimal-row-height="false"/>
    </style:style>
    <style:style style:name="ro3" style:family="table-row">
      <style:table-row-properties style:row-height="1.274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in"/>
      <style:text-properties style:text-position="" style:font-name="DejaVu Sans Mon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DejaVu Sans Mono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5" style:family="table-cell" style:parent-style-name="Default">
      <style:table-cell-properties fo:border="0.54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DejaVu Sans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text-position="" style:font-name="DejaVu Sans 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text-position="" style:font-name="DejaVu Sans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DejaVu Sans Mono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5"/>
          <table:table-cell table:style-name="ce2" office:value-type="string">
            <text:p>I</text:p>
          </table:table-cell>
          <table:table-cell table:style-name="ce7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[(n,_)|n &gt;= 0]</text:p>
          </table:table-cell>
          <table:table-cell table:style-name="ce4" table:number-columns-repeated="3"/>
          <table:table-cell table:style-name="ce6"/>
          <table:table-cell table:style-name="ce4"/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[(n,1)|n&gt;=0]</text:p>
          </table:table-cell>
          <table:table-cell table:style-name="ce4" table:number-columns-repeated="3"/>
          <table:table-cell table:style-name="ce6"/>
          <table:table-cell table:style-name="ce4"/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[(n,1)|n&gt;=0]</text:p>
          </table:table-cell>
          <table:table-cell table:style-name="ce4" office:value-type="string">
            <text:p>[(n,1)|n&gt;=0] ++</text:p>
            <text:p>[(n-1,n)|n&gt;0]</text:p>
          </table:table-cell>
          <table:table-cell table:style-name="ce4" office:value-type="string">
            <text:p>[(n,1)|n&gt;=0] ++</text:p>
            <text:p>[(n-1,n)|n&gt;0] ++</text:p>
            <text:p>[(n-2,(n-1)n)|n&gt;1]</text:p>
          </table:table-cell>
          <table:table-cell table:style-name="ce4" office:value-type="string">
            <text:p>[(n,1)|n&gt;=0] ++</text:p>
            <text:p>[(n-1,n)|n&gt;0] ++</text:p>
            <text:p>[(n-2,(n-1)n)|n&gt;1]++</text:p>
            <text:p><text:span text:style-name="T1">[(n-3,(n-2)(n-1)n)|n&gt;2]</text:span></text:p>
          </table:table-cell>
          <table:table-cell table:style-name="ce6"/>
          <table:table-cell table:style-name="ce4" office:value-type="string">
            <text:p>[(n,1)|n&gt;=0] ++</text:p>
            <text:p>[(n-1,n)|n&gt;0] ++</text:p>
            <text:p>[(n-2,(n-1)n)|n&gt;1]++</text:p>
            <text:p>…</text:p>
            <text:p><text:span text:style-name="T1">[(n-i,(n-i+1)(n-i+2)...n)|n&gt;i]</text:span>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office:value-type="string">
            <text:p>[(n,1)|n&gt;0]</text:p>
          </table:table-cell>
          <table:table-cell table:style-name="ce4" office:value-type="string">
            <text:p>[(n,1)|n&gt;0] ++</text:p>
            <text:p>[(n-1,n)|n&gt;1]</text:p>
          </table:table-cell>
          <table:table-cell table:style-name="ce4" office:value-type="string">
            <text:p>[(n,1)|n&gt;0] ++</text:p>
            <text:p>[(n-1,n)|n&gt;1] ++</text:p>
            <text:p>[(n-2,(n-1)n)|n&gt;2]</text:p>
          </table:table-cell>
          <table:table-cell table:style-name="ce4" office:value-type="string">
            <text:p>[(n,1)|n&gt;0] ++</text:p>
            <text:p>[(n-1,n)|n&gt;1] ++</text:p>
            <text:p>[(n-2,(n-1)n)|n&gt;2]++</text:p>
            <text:p><text:span text:style-name="T1">[(n-3,(n-2)(n-1)n)|n&gt;3]</text:span></text:p>
          </table:table-cell>
          <table:table-cell table:style-name="ce6"/>
          <table:table-cell table:style-name="ce4" office:value-type="string">
            <text:p>[(n,1)|n&gt;0] ++</text:p>
            <text:p>[(n-1,n)|n&gt;1] ++</text:p>
            <text:p>[(n-2,(n-1)n)|n&gt;2]++</text:p>
            <text:p>…</text:p>
            <text:p><text:span text:style-name="T1">[(n-i,(n-i+1)(n-i+2)...n)|n&gt;i]</text:span>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string">
            <text:p>[(n,n)|n&gt;0]</text:p>
          </table:table-cell>
          <table:table-cell table:style-name="ce4" office:value-type="string">
            <text:p>[(n,n)|n&gt;0] ++</text:p>
            <text:p>[(n-1,(n-1)n)|n&gt;1]</text:p>
          </table:table-cell>
          <table:table-cell table:style-name="ce4" office:value-type="string">
            <text:p>[(n,1)|n&gt;0] ++</text:p>
            <text:p>[(n-1,n)|n&gt;1] ++</text:p>
            <text:p>[(n-2,(n-2)(n-1)n)|n&gt;2]</text:p>
          </table:table-cell>
          <table:table-cell table:style-name="ce4" office:value-type="string">
            <text:p>[(n,1)|n&gt;0] ++</text:p>
            <text:p>[(n-1,(n-1)n)|n&gt;1] ++</text:p>
            <text:p>[(n-2,(n-2)(n-1)n)|n&gt;2]++</text:p>
            <text:p><text:span text:style-name="T1">[(n-3,(n-3)(n-2)(n-1)n)|n&gt;3]</text:span></text:p>
          </table:table-cell>
          <table:table-cell table:style-name="ce6"/>
          <table:table-cell table:style-name="ce4" office:value-type="string">
            <text:p>[(n,1)|n&gt;0] ++</text:p>
            <text:p>[(n-1,n)|n&gt;1] ++</text:p>
            <text:p>[(n-2,(n-1)n)|n&gt;2]++</text:p>
            <text:p>…</text:p>
            <text:p><text:span text:style-name="T1">[(n-i,(n-i)(n-i+1)...n)|n&gt;i]</text:span>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4" office:value-type="string">
            <text:p>[(n-1,n)|n&gt;0]</text:p>
          </table:table-cell>
          <table:table-cell table:style-name="ce4" office:value-type="string">
            <text:p>[(n-1,n)|n&gt;0] ++</text:p>
            <text:p>[(n-2,(n-1)n)|n&gt;1]</text:p>
          </table:table-cell>
          <table:table-cell table:style-name="ce4" office:value-type="string">
            <text:p>[(n-1,1)|n&gt;0] ++</text:p>
            <text:p>[(n-2,(n-1)n)|n&gt;1] ++</text:p>
            <text:p>[(n-3,(n-2)(n-1)n)|n&gt;2]</text:p>
          </table:table-cell>
          <table:table-cell table:style-name="ce4" office:value-type="string">
            <text:p>[(n-1,1)|n&gt;0] ++</text:p>
            <text:p>[(n-2,(n-1)n)|n&gt;1] ++</text:p>
            <text:p>[(n-3,(n-2)(n-1)n)|n&gt;2]++</text:p>
            <text:p><text:span text:style-name="T1">[(n-4,(n-3)(n-2)(n-1)n)|n&gt;3]</text:span></text:p>
          </table:table-cell>
          <table:table-cell table:style-name="ce6"/>
          <table:table-cell table:style-name="ce4" office:value-type="string">
            <text:p>[(n-1,1)|n&gt;0] ++</text:p>
            <text:p>[(n-2,n)|n&gt;1] ++</text:p>
            <text:p>[(n-3,(n-1)n)|n&gt;2]++</text:p>
            <text:p>…</text:p>
            <text:p><text:span text:style-name="T1">[(n-i-1,(n-i)(n-i+1)...n)|n&gt;i]</text:span>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4" office:value-type="string">
            <text:p>[0,1]</text:p>
          </table:table-cell>
          <table:table-cell table:style-name="ce4" office:value-type="string">
            <text:p>[(0,1)]</text:p>
          </table:table-cell>
          <table:table-cell table:style-name="ce4" office:value-type="string">
            <text:p>[(0,1),(0,2)]</text:p>
          </table:table-cell>
          <table:table-cell table:style-name="ce4" office:value-type="string">
            <text:p>[(0,1),(0,2),(0,6)]</text:p>
          </table:table-cell>
          <table:table-cell table:style-name="ce4"/>
          <table:table-cell table:style-name="ce4" office:value-type="string">
            <text:p>[(0,1),(0,2),(0,6),...,i!]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11"/>
        <table:table-column table:style-name="co10" table:number-columns-repeated="11" table:default-cell-style-name="ce10"/>
        <table:table-column table:style-name="co10" table:number-columns-repeated="4" table:default-cell-style-name="ce13"/>
        <table:table-row table:style-name="ro5">
          <table:table-cell table:style-name="ce10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9"/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(⊥,⊥)</text:p>
          </table:table-cell>
          <table:table-cell office:value-type="string">
            <text:p>(+,⊥)</text:p>
          </table:table-cell>
          <table:table-cell table:number-columns-repeated="13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(⊥,⊥)</text:p>
          </table:table-cell>
          <table:table-cell office:value-type="string">
            <text:p>(+,+)</text:p>
          </table:table-cell>
          <table:table-cell table:number-columns-repeated="13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(⊥,⊥)</text:p>
          </table:table-cell>
          <table:table-cell office:value-type="string">
            <text:p>(+,+)</text:p>
          </table:table-cell>
          <table:table-cell table:number-columns-repeated="13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(⊥,⊥)</text:p>
          </table:table-cell>
          <table:table-cell office:value-type="string">
            <text:p>(+,+)</text:p>
          </table:table-cell>
          <table:table-cell table:number-columns-repeated="13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(⊥,⊥)</text:p>
          </table:table-cell>
          <table:table-cell office:value-type="string">
            <text:p>(+,+)</text:p>
          </table:table-cell>
          <table:table-cell table:number-columns-repeated="1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(⊥,⊥)</text:p>
          </table:table-cell>
          <table:table-cell office:value-type="string">
            <text:p>(⊤,+)</text:p>
          </table:table-cell>
          <table:table-cell table:number-columns-repeated="13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(⊥,⊥)</text:p>
          </table:table-cell>
          <table:table-cell office:value-type="string">
            <text:p>(+,+)</text:p>
          </table:table-cell>
          <table:table-cell table:number-columns-repeated="13"/>
        </table:table-row>
        <table:table-row table:style-name="ro4">
          <table:table-cell table:style-name="ce12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 style:data-style-name="N2" text:time-value="0000-00-00T15:02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agiotis Vekris</meta:initial-creator>
    <meta:creation-date>2013-05-06T19:59:09</meta:creation-date>
    <dc:date>2013-05-08T21:55:39</dc:date>
    <dc:creator>Panagiotis Vekris</dc:creator>
    <meta:editing-duration>PT3H44S</meta:editing-duration>
    <meta:editing-cycles>11</meta:editing-cycles>
    <meta:generator>LibreOffice/3.6$Linux_X86_64 LibreOffice_project/360m1$Build-2</meta:generator>
    <meta:document-statistic meta:table-count="2" meta:cell-count="66" meta:object-count="0"/>
  </office:meta>
</office:document-meta>
</file>